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3C143AE2.png" manifest:media-type=""/>
  <manifest:file-entry manifest:full-path="Pictures/1000020100000280000001E041CBB021.png" manifest:media-type=""/>
  <manifest:file-entry manifest:full-path="Pictures/1000020100000280000001E095F172B3.png" manifest:media-type=""/>
  <manifest:file-entry manifest:full-path="Pictures/1000020100000280000001E0F757A88A.png" manifest:media-type=""/>
  <manifest:file-entry manifest:full-path="Pictures/1000020100000280000001E06826E187.png" manifest:media-type=""/>
  <manifest:file-entry manifest:full-path="Pictures/1000020100000280000001E0B9A293CC.png" manifest:media-type=""/>
  <manifest:file-entry manifest:full-path="Pictures/1000020100000280000001E000F6C75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3" style:family="text">
      <style:text-properties fo:font-family="'Times New Roman'" style:font-family-generic="roman" style:font-pitch="variable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0.669cm" svg:height="8.8cm" svg:x="1.731cm" svg:y="2.6cm">
          <draw:image xlink:href="Pictures/1000020100000280000001E06826E187.png" xlink:type="simple" xlink:show="embed" xlink:actuate="onLoad">
            <text:p/>
          </draw:image>
        </draw:frame>
        <draw:frame draw:style-name="gr2" draw:text-style-name="P2" draw:layer="layout" svg:width="16.8cm" svg:height="1.2cm" svg:x="6.8cm" svg:y="0.2cm">
          <draw:text-box>
            <text:p><text:span text:style-name="T1">- Both detectors clicked, coher. atate and single photon.</text:span></text:p>
          </draw:text-box>
        </draw:frame>
        <draw:frame draw:style-name="gr3" draw:text-style-name="P2" draw:layer="layout" svg:width="3.2cm" svg:height="1.034cm" svg:x="4.6cm" svg:y="1.766cm">
          <draw:text-box>
            <text:p><text:span text:style-name="T2">Δφ</text:span><text:span text:style-name="T3"> = 0 </text:span><text:span text:style-name="T2">π</text:span><text:span text:style-name="T1">.</text:span></text:p>
          </draw:text-box>
        </draw:frame>
        <draw:frame draw:style-name="gr1" draw:text-style-name="P1" draw:layer="layout" svg:width="10.6cm" svg:height="8.8cm" svg:x="16cm" svg:y="2.4cm">
          <draw:image xlink:href="Pictures/1000020100000280000001E03C143AE2.png" xlink:type="simple" xlink:show="embed" xlink:actuate="onLoad">
            <text:p/>
          </draw:image>
        </draw:frame>
        <draw:frame draw:style-name="gr4" draw:text-style-name="P2" draw:layer="layout" svg:width="4cm" svg:height="1.034cm" svg:x="19.4cm" svg:y="1.8cm">
          <draw:text-box>
            <text:p><text:span text:style-name="T2">Δφ</text:span><text:span text:style-name="T3"> = 0.2 </text:span><text:span text:style-name="T2">π</text:span><text:span text:style-name="T1">.</text:span></text:p>
          </draw:text-box>
        </draw:frame>
        <draw:frame draw:style-name="gr1" draw:text-style-name="P1" draw:layer="layout" svg:width="11.2cm" svg:height="8.954cm" svg:x="1.4cm" svg:y="11.846cm">
          <draw:image xlink:href="Pictures/1000020100000280000001E041CBB021.png" xlink:type="simple" xlink:show="embed" xlink:actuate="onLoad">
            <text:p/>
          </draw:image>
        </draw:frame>
        <draw:frame draw:style-name="gr3" draw:text-style-name="P2" draw:layer="layout" svg:width="4.4cm" svg:height="1.034cm" svg:x="3.8cm" svg:y="11.6cm">
          <draw:text-box>
            <text:p><text:span text:style-name="T2">Δφ</text:span><text:span text:style-name="T3"> = 0.35 </text:span><text:span text:style-name="T2">π</text:span><text:span text:style-name="T1">.</text:span></text:p>
          </draw:text-box>
        </draw:frame>
        <draw:frame draw:style-name="gr1" draw:text-style-name="P1" draw:layer="layout" svg:width="11.038cm" svg:height="8.8cm" svg:x="15.8cm" svg:y="12cm">
          <draw:image xlink:href="Pictures/1000020100000280000001E0F757A88A.png" xlink:type="simple" xlink:show="embed" xlink:actuate="onLoad">
            <text:p/>
          </draw:image>
        </draw:frame>
        <draw:frame draw:style-name="gr3" draw:text-style-name="P2" draw:layer="layout" svg:width="4.4cm" svg:height="1.034cm" svg:x="19.6cm" svg:y="11.566cm">
          <draw:text-box>
            <text:p><text:span text:style-name="T2">Δφ</text:span><text:span text:style-name="T3"> = 0.5 </text:span><text:span text:style-name="T2">π</text:span><text:span text:style-name="T1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1.701cm" svg:height="8.846cm" svg:x="0.899cm" svg:y="1.2cm">
          <draw:image xlink:href="Pictures/1000020100000280000001E000F6C759.png" xlink:type="simple" xlink:show="embed" xlink:actuate="onLoad">
            <text:p/>
          </draw:image>
        </draw:frame>
        <draw:frame draw:style-name="gr3" draw:text-style-name="P2" draw:layer="layout" svg:width="4.4cm" svg:height="1.034cm" svg:x="4.6cm" svg:y="0.366cm">
          <draw:text-box>
            <text:p><text:span text:style-name="T2">Δφ</text:span><text:span text:style-name="T3"> = 0.75 </text:span><text:span text:style-name="T2">π</text:span><text:span text:style-name="T1">.</text:span></text:p>
          </draw:text-box>
        </draw:frame>
        <draw:frame draw:style-name="gr1" draw:text-style-name="P1" draw:layer="layout" svg:width="12cm" svg:height="9cm" svg:x="15cm" svg:y="1cm">
          <draw:image xlink:href="Pictures/1000020100000280000001E095F172B3.png" xlink:type="simple" xlink:show="embed" xlink:actuate="onLoad">
            <text:p/>
          </draw:image>
        </draw:frame>
        <draw:frame draw:style-name="gr3" draw:text-style-name="P2" draw:layer="layout" svg:width="4.4cm" svg:height="1.034cm" svg:x="19.2cm" svg:y="0.4cm">
          <draw:text-box>
            <text:p><text:span text:style-name="T2">Δφ</text:span><text:span text:style-name="T3"> = 1 </text:span><text:span text:style-name="T2">π</text:span><text:span text:style-name="T1">.</text:span></text:p>
          </draw:text-box>
        </draw:frame>
        <draw:frame draw:style-name="gr1" draw:text-style-name="P1" draw:layer="layout" svg:width="11.469cm" svg:height="9.2cm" svg:x="1cm" svg:y="11.6cm">
          <draw:image xlink:href="Pictures/1000020100000280000001E000F6C759.png" xlink:type="simple" xlink:show="embed" xlink:actuate="onLoad">
            <text:p/>
          </draw:image>
        </draw:frame>
        <draw:frame draw:style-name="gr3" draw:text-style-name="P2" draw:layer="layout" svg:width="4.4cm" svg:height="1.034cm" svg:x="4.6cm" svg:y="11.2cm">
          <draw:text-box>
            <text:p><text:span text:style-name="T2">Δφ</text:span><text:span text:style-name="T3"> = 1.25 </text:span><text:span text:style-name="T2">π</text:span><text:span text:style-name="T1">.</text:span></text:p>
          </draw:text-box>
        </draw:frame>
        <draw:frame draw:style-name="gr1" draw:text-style-name="P1" draw:layer="layout" svg:width="12.069cm" svg:height="9.2cm" svg:x="15.131cm" svg:y="11.6cm">
          <draw:image xlink:href="Pictures/1000020100000280000001E0F757A88A.png" xlink:type="simple" xlink:show="embed" xlink:actuate="onLoad">
            <text:p/>
          </draw:image>
        </draw:frame>
        <draw:frame draw:style-name="gr3" draw:text-style-name="P2" draw:layer="layout" svg:width="4.4cm" svg:height="1.034cm" svg:x="19cm" svg:y="11cm">
          <draw:text-box>
            <text:p><text:span text:style-name="T2">Δφ</text:span><text:span text:style-name="T3"> = 1.5 </text:span><text:span text:style-name="T2">π</text:span><text:span text:style-name="T1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2.069cm" svg:height="9cm" svg:x="0.931cm" svg:y="1.8cm">
          <draw:image xlink:href="Pictures/1000020100000280000001E0B9A293CC.png" xlink:type="simple" xlink:show="embed" xlink:actuate="onLoad">
            <text:p/>
          </draw:image>
        </draw:frame>
        <draw:frame draw:style-name="gr3" draw:text-style-name="P2" draw:layer="layout" svg:width="4.4cm" svg:height="1.034cm" svg:x="4.8cm" svg:y="1.2cm">
          <draw:text-box>
            <text:p><text:span text:style-name="T2">Δφ</text:span><text:span text:style-name="T3"> = 1.75 </text:span><text:span text:style-name="T2">π</text:span><text:span text:style-name="T1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3T19:56:20.128573398</meta:creation-date>
    <meta:generator>LibreOffice/3.6$MacOSX_x86 LibreOffice_project/2ef5aff-a6fb0ff-166bdff-cf087ad-0f1389</meta:generator>
    <meta:editing-duration>PT5H33M8S</meta:editing-duration>
    <meta:editing-cycles>12</meta:editing-cycles>
    <dc:date>2018-05-22T11:29:32</dc:date>
    <meta:document-statistic meta:object-count="46"/>
  </office:meta>
</office:document-meta>
</file>